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C8000000DC06D864DFCCD5779F.png" manifest:media-type="image/png"/>
  <manifest:file-entry manifest:full-path="Pictures/10000001000005F100000142F4356A5ADDE485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margin-top="0.159cm" fo:margin-bottom="0cm" style:contextual-spacing="false">
        <style:tab-stops>
          <style:tab-stop style:position="1.448cm"/>
        </style:tab-stops>
      </style:paragraph-properties>
    </style:style>
    <style:style style:name="P2" style:family="paragraph" style:parent-style-name="Heading_20_1" style:list-style-name="WWNum1">
      <style:paragraph-properties fo:margin-top="0.002cm" fo:margin-bottom="0cm" style:contextual-spacing="false">
        <style:tab-stops>
          <style:tab-stop style:position="1.448cm"/>
        </style:tab-stops>
      </style:paragraph-properties>
    </style:style>
    <style:style style:name="P3" style:family="paragraph" style:parent-style-name="Heading_20_1" style:list-style-name="WWNum1">
      <style:paragraph-properties fo:margin-top="0cm" fo:margin-bottom="0cm" style:contextual-spacing="false">
        <style:tab-stops>
          <style:tab-stop style:position="1.448cm"/>
        </style:tab-stops>
      </style:paragraph-properties>
    </style:style>
    <style:style style:name="P4" style:family="paragraph" style:parent-style-name="Heading_20_1" style:list-style-name="WWNum1">
      <style:paragraph-properties fo:margin-top="0.326cm" fo:margin-bottom="0cm" style:contextual-spacing="false">
        <style:tab-stops>
          <style:tab-stop style:position="1.448cm"/>
        </style:tab-stops>
      </style:paragraph-properties>
    </style:style>
    <style:style style:name="P5" style:family="paragraph" style:parent-style-name="Heading_20_1" style:list-style-name="WWNum1">
      <style:paragraph-properties>
        <style:tab-stops>
          <style:tab-stop style:position="1.448cm"/>
        </style:tab-stops>
      </style:paragraph-properties>
    </style:style>
    <style:style style:name="P6" style:family="paragraph" style:parent-style-name="Heading_20_1" style:list-style-name="WWNum1">
      <style:paragraph-properties fo:margin-top="0.325cm" fo:margin-bottom="0cm" style:contextual-spacing="false">
        <style:tab-stops>
          <style:tab-stop style:position="1.448cm"/>
        </style:tab-stops>
      </style:paragraph-properties>
    </style:style>
    <style:style style:name="P7" style:family="paragraph" style:parent-style-name="Heading_20_1">
      <style:paragraph-properties fo:margin-left="0.176cm" fo:margin-right="0cm" fo:text-indent="0cm" style:auto-text-indent="false"/>
    </style:style>
    <style:style style:name="P8" style:family="paragraph" style:parent-style-name="Heading_20_1">
      <style:paragraph-properties fo:margin-left="0.176cm" fo:margin-right="0cm" fo:margin-top="0.293cm" fo:margin-bottom="0cm" style:contextual-spacing="false" fo:text-indent="0cm" style:auto-text-indent="false"/>
    </style:style>
    <style:style style:name="P9" style:family="paragraph" style:parent-style-name="Heading_20_1">
      <style:paragraph-properties fo:margin-left="0.176cm" fo:margin-right="0cm" fo:margin-top="0.286cm" fo:margin-bottom="0cm" style:contextual-spacing="false" fo:text-indent="0cm" style:auto-text-indent="false"/>
    </style:style>
    <style:style style:name="P10" style:family="paragraph" style:parent-style-name="Heading_20_1" style:list-style-name="WWNum1">
      <style:paragraph-properties fo:margin-left="0.811cm" fo:margin-right="0cm" fo:margin-top="0.159cm" fo:margin-bottom="0cm" style:contextual-spacing="false" fo:text-indent="0cm" style:auto-text-indent="false">
        <style:tab-stops>
          <style:tab-stop style:position="1.448cm"/>
        </style:tab-stops>
      </style:paragraph-properties>
      <style:text-properties fo:font-weight="normal" officeooo:rsid="00032dd6" officeooo:paragraph-rsid="00032dd6" style:font-weight-asian="normal" style:font-weight-complex="normal"/>
    </style:style>
    <style:style style:name="P11" style:family="paragraph" style:parent-style-name="Heading_20_1">
      <style:paragraph-properties fo:margin-top="0.002cm" fo:margin-bottom="0cm" style:contextual-spacing="false">
        <style:tab-stops>
          <style:tab-stop style:position="1.448cm"/>
        </style:tab-stops>
      </style:paragraph-properties>
      <style:text-properties fo:font-weight="normal" officeooo:rsid="00032dd6" officeooo:paragraph-rsid="00032dd6" style:font-weight-asian="normal" style:font-weight-complex="normal"/>
    </style:style>
    <style:style style:name="P12" style:family="paragraph" style:parent-style-name="Heading_20_1">
      <style:paragraph-properties fo:margin-top="0.002cm" fo:margin-bottom="0cm" style:contextual-spacing="false">
        <style:tab-stops>
          <style:tab-stop style:position="1.448cm"/>
        </style:tab-stops>
      </style:paragraph-properties>
      <style:text-properties fo:font-weight="normal" officeooo:rsid="00032dd6" officeooo:paragraph-rsid="0006a3ac" style:font-weight-asian="normal" style:font-weight-complex="normal"/>
    </style:style>
    <style:style style:name="P13" style:family="paragraph" style:parent-style-name="Heading_20_1">
      <style:paragraph-properties fo:margin-top="0.002cm" fo:margin-bottom="0cm" style:contextual-spacing="false">
        <style:tab-stops>
          <style:tab-stop style:position="1.448cm"/>
        </style:tab-stops>
      </style:paragraph-properties>
      <style:text-properties fo:font-weight="normal" officeooo:rsid="0005c596" officeooo:paragraph-rsid="0005c596" style:font-weight-asian="normal" style:font-weight-complex="normal"/>
    </style:style>
    <style:style style:name="P14" style:family="paragraph" style:parent-style-name="Heading_20_1">
      <style:paragraph-properties fo:margin-top="0.002cm" fo:margin-bottom="0cm" style:contextual-spacing="false">
        <style:tab-stops>
          <style:tab-stop style:position="1.448cm"/>
        </style:tab-stops>
      </style:paragraph-properties>
      <style:text-properties fo:font-size="12pt" fo:font-weight="normal" officeooo:rsid="0005c596" officeooo:paragraph-rsid="0005c596" style:font-size-asian="12pt" style:font-weight-asian="normal" style:font-size-complex="12pt" style:font-weight-complex="normal"/>
    </style:style>
    <style:style style:name="P15" style:family="paragraph" style:parent-style-name="Heading_20_1">
      <style:paragraph-properties fo:margin-top="0.002cm" fo:margin-bottom="0cm" style:contextual-spacing="false">
        <style:tab-stops>
          <style:tab-stop style:position="1.448cm"/>
        </style:tab-stops>
      </style:paragraph-properties>
      <style:text-properties fo:font-size="12pt" fo:font-weight="normal" officeooo:rsid="0005c596" officeooo:paragraph-rsid="0006a3ac" style:font-size-asian="12pt" style:font-weight-asian="normal" style:font-size-complex="12pt" style:font-weight-complex="normal"/>
    </style:style>
    <style:style style:name="P16" style:family="paragraph" style:parent-style-name="Heading_20_1">
      <style:paragraph-properties fo:margin-top="0.002cm" fo:margin-bottom="0cm" style:contextual-spacing="false">
        <style:tab-stops>
          <style:tab-stop style:position="1.448cm"/>
        </style:tab-stops>
      </style:paragraph-properties>
      <style:text-properties fo:font-size="12pt" fo:font-weight="normal" officeooo:rsid="0006a3ac" officeooo:paragraph-rsid="0006a3ac" style:font-size-asian="12pt" style:font-weight-asian="normal" style:font-size-complex="12pt" style:font-weight-complex="normal"/>
    </style:style>
    <style:style style:name="P17" style:family="paragraph" style:parent-style-name="Heading_20_1">
      <style:paragraph-properties fo:margin-top="0.002cm" fo:margin-bottom="0cm" style:contextual-spacing="false">
        <style:tab-stops>
          <style:tab-stop style:position="1.448cm"/>
        </style:tab-stops>
      </style:paragraph-properties>
      <style:text-properties fo:font-size="12pt" fo:font-weight="normal" officeooo:paragraph-rsid="0006a3ac" style:font-size-asian="12pt" style:font-weight-asian="normal"/>
    </style:style>
    <style:style style:name="P18" style:family="paragraph" style:parent-style-name="List_20_Paragraph" style:list-style-name="WWNum1">
      <style:paragraph-properties fo:margin-top="0cm" fo:margin-bottom="0cm" style:contextual-spacing="false">
        <style:tab-stops>
          <style:tab-stop style:position="1.448cm"/>
        </style:tab-stops>
      </style:paragraph-properties>
    </style:style>
    <style:style style:name="P19" style:family="paragraph" style:parent-style-name="List_20_Paragraph" style:list-style-name="WWNum1">
      <style:paragraph-properties fo:margin-top="0.002cm" fo:margin-bottom="0cm" style:contextual-spacing="false">
        <style:tab-stops>
          <style:tab-stop style:position="1.448cm"/>
        </style:tab-stops>
      </style:paragraph-properties>
    </style:style>
    <style:style style:name="P20" style:family="paragraph" style:parent-style-name="List_20_Paragraph" style:list-style-name="WWNum1">
      <style:paragraph-properties>
        <style:tab-stops>
          <style:tab-stop style:position="1.864cm"/>
        </style:tab-stops>
      </style:paragraph-properties>
    </style:style>
    <style:style style:name="P21" style:family="paragraph" style:parent-style-name="List_20_Paragraph" style:list-style-name="WWNum1">
      <style:paragraph-properties fo:margin-top="0.325cm" fo:margin-bottom="0cm" style:contextual-spacing="false">
        <style:tab-stops>
          <style:tab-stop style:position="1.864cm"/>
        </style:tab-stops>
      </style:paragraph-properties>
    </style:style>
    <style:style style:name="P22" style:family="paragraph" style:parent-style-name="List_20_Paragraph" style:list-style-name="WWNum1">
      <style:paragraph-properties fo:margin-top="0.326cm" fo:margin-bottom="0cm" style:contextual-spacing="false">
        <style:tab-stops>
          <style:tab-stop style:position="1.864cm"/>
        </style:tab-stops>
      </style:paragraph-properties>
    </style:style>
    <style:style style:name="P23" style:family="paragraph" style:parent-style-name="List_20_Paragraph" style:list-style-name="WWNum1">
      <style:paragraph-properties fo:margin-top="0.159cm" fo:margin-bottom="0cm" style:contextual-spacing="false">
        <style:tab-stops>
          <style:tab-stop style:position="1.864cm"/>
        </style:tab-stops>
      </style:paragraph-properties>
    </style:style>
    <style:style style:name="P24" style:family="paragraph" style:parent-style-name="List_20_Paragraph" style:list-style-name="WWNum1">
      <style:paragraph-properties fo:margin-left="1.884cm" fo:margin-right="0cm" fo:margin-top="0.325cm" fo:margin-bottom="0cm" style:contextual-spacing="false" fo:text-indent="-0.459cm" style:auto-text-indent="false">
        <style:tab-stops>
          <style:tab-stop style:position="1.886cm"/>
        </style:tab-stops>
      </style:paragraph-properties>
    </style:style>
    <style:style style:name="P25" style:family="paragraph" style:parent-style-name="List_20_Paragraph" style:list-style-name="WWNum1">
      <style:paragraph-properties fo:margin-left="1.884cm" fo:margin-right="0cm" fo:text-indent="-0.459cm" style:auto-text-indent="false">
        <style:tab-stops>
          <style:tab-stop style:position="1.886cm"/>
        </style:tab-stops>
      </style:paragraph-properties>
    </style:style>
    <style:style style:name="P26" style:family="paragraph" style:parent-style-name="List_20_Paragraph" style:list-style-name="WWNum1">
      <style:paragraph-properties fo:margin-left="1.448cm" fo:margin-right="0.191cm" fo:margin-top="0.325cm" fo:margin-bottom="0cm" style:contextual-spacing="false" fo:line-height="106%" fo:text-align="justify" style:justify-single-word="false" fo:text-indent="-0.637cm" style:auto-text-indent="false">
        <style:tab-stops>
          <style:tab-stop style:position="1.448cm"/>
        </style:tab-stops>
      </style:paragraph-properties>
    </style:style>
    <style:style style:name="P27" style:family="paragraph" style:parent-style-name="List_20_Paragraph" style:list-style-name="WWNum1">
      <style:paragraph-properties fo:margin-left="1.448cm" fo:margin-right="0.185cm" fo:margin-top="0.004cm" fo:margin-bottom="0cm" style:contextual-spacing="false" fo:line-height="106%" fo:text-align="justify" style:justify-single-word="false" fo:text-indent="-0.637cm" style:auto-text-indent="false">
        <style:tab-stops>
          <style:tab-stop style:position="1.448cm"/>
        </style:tab-stops>
      </style:paragraph-properties>
    </style:style>
    <style:style style:name="P28" style:family="paragraph" style:parent-style-name="List_20_Paragraph">
      <style:paragraph-properties fo:margin-left="1.448cm" fo:margin-right="0.191cm" fo:margin-top="0.325cm" fo:margin-bottom="0cm" style:contextual-spacing="false" fo:line-height="106%" fo:text-align="justify" style:justify-single-word="false" fo:text-indent="-0.637cm" style:auto-text-indent="false">
        <style:tab-stops>
          <style:tab-stop style:position="1.448cm"/>
        </style:tab-stops>
      </style:paragraph-properties>
    </style:style>
    <style:style style:name="P29" style:family="paragraph" style:parent-style-name="List_20_Paragraph">
      <style:paragraph-properties fo:margin-left="1.448cm" fo:margin-right="0.185cm" fo:margin-top="0.004cm" fo:margin-bottom="0cm" style:contextual-spacing="false" fo:line-height="106%" fo:text-align="justify" style:justify-single-word="false" fo:text-indent="-0.637cm" style:auto-text-indent="false">
        <style:tab-stops>
          <style:tab-stop style:position="1.448cm"/>
        </style:tab-stops>
      </style:paragraph-properties>
    </style:style>
    <style:style style:name="P30" style:family="paragraph" style:parent-style-name="List_20_Paragraph" style:list-style-name="WWNum1">
      <style:paragraph-properties fo:margin-left="1.448cm" fo:margin-right="0.191cm" fo:line-height="108%" fo:text-align="justify" style:justify-single-word="false" fo:text-indent="-0.637cm" style:auto-text-indent="false">
        <style:tab-stops>
          <style:tab-stop style:position="1.448cm"/>
        </style:tab-stops>
      </style:paragraph-properties>
    </style:style>
    <style:style style:name="P31" style:family="paragraph" style:parent-style-name="List_20_Paragraph" style:list-style-name="WWNum1">
      <style:paragraph-properties fo:margin-left="1.448cm" fo:margin-right="0.187cm" fo:margin-top="0.325cm" fo:margin-bottom="0cm" style:contextual-spacing="false" fo:line-height="108%" fo:text-align="justify" style:justify-single-word="false" fo:text-indent="-0.637cm" style:auto-text-indent="false">
        <style:tab-stops>
          <style:tab-stop style:position="1.448cm"/>
        </style:tab-stops>
      </style:paragraph-properties>
    </style:style>
    <style:style style:name="P32" style:family="paragraph" style:parent-style-name="List_20_Paragraph">
      <style:paragraph-properties fo:margin-left="1.448cm" fo:margin-right="0.191cm" fo:line-height="108%" fo:text-align="justify" style:justify-single-word="false" fo:text-indent="-0.637cm" style:auto-text-indent="false">
        <style:tab-stops>
          <style:tab-stop style:position="1.448cm"/>
        </style:tab-stops>
      </style:paragraph-properties>
    </style:style>
    <style:style style:name="P33" style:family="paragraph" style:parent-style-name="List_20_Paragraph">
      <style:paragraph-properties fo:margin-left="1.448cm" fo:margin-right="0.187cm" fo:margin-top="0.325cm" fo:margin-bottom="0cm" style:contextual-spacing="false" fo:line-height="108%" fo:text-align="justify" style:justify-single-word="false" fo:text-indent="-0.637cm" style:auto-text-indent="false">
        <style:tab-stops>
          <style:tab-stop style:position="1.448cm"/>
        </style:tab-stops>
      </style:paragraph-properties>
    </style:style>
    <style:style style:name="P34" style:family="paragraph" style:parent-style-name="List_20_Paragraph" style:list-style-name="WWNum1">
      <style:paragraph-properties fo:margin-left="0.811cm" fo:margin-right="0cm" fo:margin-top="0cm" fo:margin-bottom="0cm" style:contextual-spacing="false" fo:text-indent="0cm" style:auto-text-indent="false">
        <style:tab-stops>
          <style:tab-stop style:position="1.448cm"/>
        </style:tab-stops>
      </style:paragraph-properties>
      <style:text-properties fo:font-weight="normal" officeooo:rsid="00032dd6" officeooo:paragraph-rsid="00032dd6" style:font-weight-asian="normal" style:font-weight-complex="normal"/>
    </style:style>
    <style:style style:name="P35" style:family="paragraph" style:parent-style-name="List_20_Paragraph">
      <style:paragraph-properties fo:margin-left="0.811cm" fo:margin-right="0cm" fo:margin-top="0cm" fo:margin-bottom="0cm" style:contextual-spacing="false" fo:text-indent="0cm" style:auto-text-indent="false">
        <style:tab-stops>
          <style:tab-stop style:position="1.448cm"/>
        </style:tab-stops>
      </style:paragraph-properties>
      <style:text-properties fo:font-weight="normal" officeooo:rsid="00032dd6" officeooo:paragraph-rsid="00032dd6" style:font-weight-asian="normal" style:font-weight-complex="normal"/>
    </style:style>
    <style:style style:name="P36" style:family="paragraph" style:parent-style-name="List_20_Paragraph">
      <style:paragraph-properties fo:margin-top="0.002cm" fo:margin-bottom="0cm" style:contextual-spacing="false">
        <style:tab-stops>
          <style:tab-stop style:position="1.448cm"/>
        </style:tab-stops>
      </style:paragraph-properties>
      <style:text-properties fo:font-weight="normal" officeooo:rsid="000441d0" officeooo:paragraph-rsid="000441d0" style:font-weight-asian="normal" style:font-weight-complex="normal"/>
    </style:style>
    <style:style style:name="P37" style:family="paragraph" style:parent-style-name="List_20_Paragraph" style:list-style-name="WWNum1">
      <style:paragraph-properties>
        <style:tab-stops>
          <style:tab-stop style:position="1.864cm"/>
        </style:tab-stops>
      </style:paragraph-properties>
      <style:text-properties fo:background-color="#729fcf"/>
    </style:style>
    <style:style style:name="P38" style:family="paragraph" style:parent-style-name="List_20_Paragraph" style:list-style-name="WWNum1">
      <style:paragraph-properties fo:margin-top="0.325cm" fo:margin-bottom="0cm" style:contextual-spacing="false">
        <style:tab-stops>
          <style:tab-stop style:position="1.864cm"/>
        </style:tab-stops>
      </style:paragraph-properties>
      <style:text-properties fo:background-color="#729fcf"/>
    </style:style>
    <style:style style:name="P39" style:family="paragraph" style:parent-style-name="List_20_Paragraph" style:list-style-name="WWNum1">
      <style:paragraph-properties fo:margin-left="1.884cm" fo:margin-right="0cm" fo:text-indent="-0.459cm" style:auto-text-indent="false">
        <style:tab-stops>
          <style:tab-stop style:position="1.886cm"/>
        </style:tab-stops>
      </style:paragraph-properties>
      <style:text-properties fo:background-color="#729fcf"/>
    </style:style>
    <style:style style:name="P40" style:family="paragraph" style:parent-style-name="List_20_Paragraph" style:list-style-name="WWNum1">
      <style:paragraph-properties fo:margin-left="1.884cm" fo:margin-right="0cm" fo:margin-top="0.325cm" fo:margin-bottom="0cm" style:contextual-spacing="false" fo:text-indent="-0.459cm" style:auto-text-indent="false">
        <style:tab-stops>
          <style:tab-stop style:position="1.886cm"/>
        </style:tab-stops>
      </style:paragraph-properties>
      <style:text-properties fo:background-color="#729fcf"/>
    </style:style>
    <style:style style:name="P41" style:family="paragraph" style:parent-style-name="Text_20_body" style:master-page-name="Standard">
      <style:paragraph-properties fo:margin-left="0cm" fo:margin-right="0cm" fo:margin-top="0cm" fo:margin-bottom="0cm" style:contextual-spacing="false" fo:text-indent="0cm" style:auto-text-indent="false" style:page-number="auto"/>
      <style:text-properties fo:font-size="10pt" style:font-size-asian="10pt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5%" fo:text-indent="0cm" style:auto-text-indent="false"/>
      <style:text-properties fo:font-size="10pt" style:font-size-asian="10pt"/>
    </style:style>
    <style:style style:name="P43" style:family="paragraph" style:parent-style-name="Text_20_body">
      <style:paragraph-properties fo:margin-left="0cm" fo:margin-right="0cm" fo:margin-top="0.011cm" fo:margin-bottom="0cm" style:contextual-spacing="false" fo:text-indent="0cm" style:auto-text-indent="false"/>
      <style:text-properties fo:font-size="11.5pt" style:font-size-asian="11.5pt"/>
    </style:style>
    <style:style style:name="P44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13.5pt" fo:font-weight="bold" style:font-size-asian="13.5pt" style:font-weight-asian="bold"/>
    </style:style>
    <style:style style:name="T1" style:family="text">
      <style:text-properties fo:letter-spacing="-0.002cm"/>
    </style:style>
    <style:style style:name="T2" style:family="text">
      <style:text-properties fo:letter-spacing="-0.005cm"/>
    </style:style>
    <style:style style:name="T3" style:family="text">
      <style:text-properties fo:letter-spacing="-0.004cm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letter-spacing="-0.002cm" fo:font-weight="bold" style:font-size-asian="12pt" style:font-weight-asian="bold"/>
    </style:style>
    <style:style style:name="T6" style:family="text">
      <style:text-properties fo:font-size="12pt" fo:letter-spacing="-0.002cm" style:font-size-asian="12pt"/>
    </style:style>
    <style:style style:name="T7" style:family="text">
      <style:text-properties fo:font-size="12pt" fo:letter-spacing="-0.005cm" fo:font-weight="bold" style:font-size-asian="12pt" style:font-weight-asian="bold"/>
    </style:style>
    <style:style style:name="T8" style:family="text">
      <style:text-properties fo:font-size="12pt" fo:letter-spacing="-0.005cm" style:font-size-asian="12pt"/>
    </style:style>
    <style:style style:name="T9" style:family="text">
      <style:text-properties fo:font-size="12pt" fo:letter-spacing="-0.007cm" fo:font-weight="bold" style:font-size-asian="12pt" style:font-weight-asian="bold"/>
    </style:style>
    <style:style style:name="T10" style:family="text">
      <style:text-properties fo:font-size="12pt" fo:letter-spacing="-0.007cm" style:font-size-asian="12pt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letter-spacing="-0.004cm" style:font-size-asian="12pt"/>
    </style:style>
    <style:style style:name="T13" style:family="text">
      <style:text-properties fo:font-size="12pt" fo:letter-spacing="-0.009cm" style:font-size-asian="12pt"/>
    </style:style>
    <style:style style:name="T14" style:family="text">
      <style:text-properties fo:font-size="12pt" fo:letter-spacing="-0.011cm" style:font-size-asian="12pt"/>
    </style:style>
    <style:style style:name="T15" style:family="text">
      <style:text-properties fo:font-size="12pt" fo:letter-spacing="-0.012cm" style:font-size-asian="12pt"/>
    </style:style>
    <style:style style:name="T16" style:family="text">
      <style:text-properties fo:font-size="12pt" fo:letter-spacing="-0.101cm" style:font-size-asian="12pt"/>
    </style:style>
    <style:style style:name="T17" style:family="text">
      <style:text-properties fo:font-size="12pt" fo:letter-spacing="0.002cm" style:font-size-asian="12pt"/>
    </style:style>
    <style:style style:name="T18" style:family="text">
      <style:text-properties fo:font-size="12pt" fo:letter-spacing="-0.014cm" style:font-size-asian="12pt"/>
    </style:style>
    <style:style style:name="T19" style:family="text">
      <style:text-properties fo:font-size="12pt" fo:letter-spacing="-0.102cm" style:font-size-asian="12pt"/>
    </style:style>
    <style:style style:name="T20" style:family="text">
      <style:text-properties fo:letter-spacing="-0.007cm"/>
    </style:style>
    <style:style style:name="T21" style:family="text">
      <style:text-properties fo:letter-spacing="0.002cm"/>
    </style:style>
    <style:style style:name="T22" style:family="text">
      <style:text-properties fo:letter-spacing="-0.011cm"/>
    </style:style>
    <style:style style:name="T23" style:family="text">
      <style:text-properties fo:letter-spacing="-0.009cm"/>
    </style:style>
    <style:style style:name="T24" style:family="text">
      <style:text-properties fo:letter-spacing="0.004cm"/>
    </style:style>
    <style:style style:name="T25" style:family="text">
      <style:text-properties officeooo:rsid="0005a961"/>
    </style:style>
    <style:style style:name="T26" style:family="text">
      <style:text-properties fo:font-variant="normal" fo:text-transform="none" fo:color="#0000ff" loext:opacity="100%" style:font-name="Times New Roman" fo:font-size="14pt" fo:letter-spacing="normal" fo:font-style="normal" officeooo:rsid="0005a961"/>
    </style:style>
    <style:style style:name="T27" style:family="text">
      <style:text-properties fo:font-variant="normal" fo:text-transform="none" fo:color="#111111" loext:opacity="100%" style:font-name="Times New Roman" fo:font-size="14pt" fo:letter-spacing="normal" fo:font-style="normal"/>
    </style:style>
    <style:style style:name="T28" style:family="text">
      <style:text-properties fo:font-variant="normal" fo:text-transform="none" fo:color="#111111" loext:opacity="100%" style:font-name="Times New Roman" fo:font-size="12pt" fo:letter-spacing="normal" fo:font-style="normal" style:font-size-asian="12pt" style:font-size-complex="12pt"/>
    </style:style>
    <style:style style:name="T29" style:family="text">
      <style:text-properties fo:font-variant="normal" fo:text-transform="none" fo:color="#111111" loext:opacity="100%" style:font-name="Times New Roman" fo:font-size="12pt" fo:letter-spacing="normal" fo:font-style="normal" officeooo:rsid="0005c596" style:font-size-asian="12pt" style:font-size-complex="12pt"/>
    </style:style>
    <style:style style:name="T30" style:family="text">
      <style:text-properties fo:font-variant="normal" fo:text-transform="none" fo:color="#111111" loext:opacity="100%" style:font-name="Times New Roman" fo:letter-spacing="normal" fo:font-style="normal"/>
    </style:style>
    <style:style style:name="T31" style:family="text">
      <style:text-properties fo:font-variant="normal" fo:text-transform="none" fo:color="#111111" loext:opacity="100%" style:font-name="Times New Roman" fo:letter-spacing="normal" fo:font-style="normal" officeooo:rsid="0006a3ac"/>
    </style:style>
    <style:style style:name="T32" style:family="text">
      <style:text-properties fo:font-variant="normal" fo:text-transform="none" fo:color="#111111" loext:opacity="100%" style:font-name="Times New Roman" fo:letter-spacing="normal" fo:font-style="normal" officeooo:rsid="0006a3ac" style:font-size-complex="12pt" style:font-weight-complex="normal"/>
    </style:style>
    <style:style style:name="T33" style:family="text">
      <style:text-properties officeooo:rsid="0005c596"/>
    </style:style>
    <style:style style:name="T34" style:family="text">
      <style:text-properties officeooo:rsid="0006a3ac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1"/>
        <text:p text:style-name="P43"/>
        <text:list xml:id="list1112330584" text:style-name="WWNum1">
          <text:list-item>
            <text:h text:style-name="P1" text:outline-level="1">¿Qué<text:span text:style-name="T1"> </text:span>es<text:span text:style-name="T2"> </text:span>una<text:span text:style-name="T1"> </text:span>variable en<text:span text:style-name="T2"> </text:span>JavaScript<text:span text:style-name="T3"> </text:span>y<text:span text:style-name="T1"> </text:span>cómo<text:span text:style-name="T1"> </text:span>se declara?</text:h>
            <text:h text:style-name="P10" text:outline-level="1">Es un espacio de Ram otorgado por el sistema para poder almacenar información temporalmente.</text:h>
            <text:h text:style-name="P10" text:outline-level="1">Let variable = “Hola, soy la información de la variable”;</text:h>
          </text:list-item>
        </text:list>
        <text:p text:style-name="P44"/>
        <text:list xml:id="list163832870445134" text:continue-numbering="true" text:style-name="WWNum1">
          <text:list-item>
            <text:p text:style-name="P18"><text:span text:style-name="T4">¿Qué</text:span><text:span text:style-name="T5"> </text:span><text:span text:style-name="T4">es</text:span><text:span text:style-name="T7"> </text:span><text:span text:style-name="T4">el</text:span><text:span text:style-name="T5"> </text:span><text:span text:style-name="T4">alcance de</text:span><text:span text:style-name="T5"> </text:span><text:span text:style-name="T4">una</text:span><text:span text:style-name="T5"> </text:span><text:span text:style-name="T4">variable</text:span><text:span text:style-name="T9"> </text:span><text:span text:style-name="T4">en</text:span><text:span text:style-name="T7"> </text:span><text:span text:style-name="T4">JavaScript?</text:span></text:p>
            <text:p text:style-name="P34">Las variables en JavaScript pueden tener un alcance local o global dependiendo de la forma en que se declare:</text:p>
          </text:list-item>
        </text:list>
        <text:p text:style-name="P35"/>
        <text:p text:style-name="P35">“Let” – Permite declarar las variables de manera local</text:p>
        <text:p text:style-name="P35"><text:tab/><text:span text:style-name="T25">Let variable_local = “hola soy variable local”;</text:span></text:p>
        <text:p text:style-name="P35">“Var” – Permite declarar las variables de manera global</text:p>
        <text:p text:style-name="P35"><text:tab/><text:span text:style-name="T33">V</text:span><text:span text:style-name="T25">ar variable_global = “hola, soy variable global”;</text:span></text:p>
        <text:p text:style-name="P44"/>
        <text:list xml:id="list163832083885861" text:continue-numbering="true" text:style-name="WWNum1">
          <text:list-item>
            <text:h text:style-name="P2" text:outline-level="1">¿Cuáles<text:span text:style-name="T20"> </text:span>son<text:span text:style-name="T20"> </text:span>los<text:span text:style-name="T2"> </text:span>operadores<text:span text:style-name="T1"> </text:span>que<text:span text:style-name="T1"> </text:span>maneja<text:span text:style-name="T21"> </text:span>JavaScript?</text:h>
          </text:list-item>
        </text:list>
        <text:h text:style-name="P11" text:outline-level="1">JavaScript maneja diferentes tipos de operadores los cuales se pueden usar según el requerimiento al momento de desarrollar el programa:</text:h>
        <text:h text:style-name="P11" text:outline-level="1">Aritméticos : +, -, *, <text:s/>/, %, ++, --.</text:h>
        <text:h text:style-name="P11" text:outline-level="1"><text:tab/><text:span text:style-name="T25">Ej:</text:span><text:span text:style-name="T26"><text:tab/></text:span><text:span text:style-name="T29">Let numero1 = 5;</text:span></text:h>
        <text:h text:style-name="P14" text:outline-level="1"><text:span text:style-name="T30"><text:tab/><text:tab/>Let numero2 = 3;</text:span></text:h>
        <text:h text:style-name="P14" text:outline-level="1"><text:span text:style-name="T30"><text:tab/><text:tab/>Let Suma;</text:span></text:h>
        <text:h text:style-name="P14" text:outline-level="1"><text:span text:style-name="T30"><text:tab/><text:tab/>Suma = numero1 + <text:s/>numero2;</text:span></text:h>
        <text:h text:style-name="P13" text:outline-level="1"><text:span text:style-name="T28"><text:tab/><text:tab/>Console.log(“la suma de los dos números es: ”+Suma);</text:span><text:span text:style-name="T27"><text:tab/><text:tab/></text:span></text:h>
        <text:h text:style-name="P13" text:outline-level="1"><text:span text:style-name="T27"><text:tab/><text:tab/></text:span></text:h>
        <text:h text:style-name="P11" text:outline-level="1">Lógicos: True, False.</text:h>
        <text:h text:style-name="P11" text:outline-level="1"><text:tab/><text:span text:style-name="T25">Ej:<text:tab/></text:span><text:span text:style-name="T34">El hierro es un metal = True</text:span></text:h>
        <text:h text:style-name="P12" text:outline-level="1"><text:tab/><text:tab/>!<text:span text:style-name="T34">El hierro es un metal = False</text:span></text:h>
        <text:h text:style-name="P12" text:outline-level="1"><text:tab/><text:tab/></text:h>
        <text:h text:style-name="P11" text:outline-level="1">Comparación: &gt;, &lt;, =, !=, ==, ≡.</text:h>
        <text:h text:style-name="P12" text:outline-level="1"><text:tab/><text:span text:style-name="T25">Ej:<text:tab/></text:span><text:span text:style-name="T29">Let numero1 = 5;</text:span></text:h>
        <text:h text:style-name="P15" text:outline-level="1"><text:span text:style-name="T30"><text:tab/><text:tab/>Let numero2 = 3;</text:span></text:h>
        <text:h text:style-name="P15" text:outline-level="1"><text:span text:style-name="T30"><text:tab/><text:tab/></text:span><text:span text:style-name="T31">Let a = 5 &gt; 3;</text:span></text:h>
        <text:h text:style-name="P16" text:outline-level="1"><text:span text:style-name="T30"><text:tab/><text:tab/>Console.log(“el numero 1 es mayor que el numero 2: ”+ a);</text:span></text:h>
        <text:h text:style-name="P17" text:outline-level="1"><text:span text:style-name="T32"><text:tab/><text:tab/></text:span></text:h>
        <text:list xml:id="list163832373742593" text:continue-numbering="true" text:style-name="WWNum1">
          <text:list-item>
            <text:p text:style-name="P19"><text:span text:style-name="T4">¿Cuáles</text:span><text:span text:style-name="T9"> </text:span><text:span text:style-name="T4">son</text:span><text:span text:style-name="T7"> </text:span><text:span text:style-name="T4">las</text:span><text:span text:style-name="T7"> </text:span><text:span text:style-name="T4">estructuras</text:span><text:span text:style-name="T9"> </text:span><text:span text:style-name="T4">de control</text:span><text:span text:style-name="T5"> </text:span><text:span text:style-name="T4">que</text:span><text:span text:style-name="T5"> </text:span><text:span text:style-name="T4">maneja</text:span><text:span text:style-name="T5"> </text:span><text:span text:style-name="T4">JavaScript?</text:span></text:p>
          </text:list-item>
        </text:list>
        <text:p text:style-name="P36">Las estructuras de control que se usan en JavaScript son el: </text:p>
        <text:p text:style-name="P36">IF, ELSE, ELSE IF, SWITCH</text:p>
        <text:p text:style-name="P36">Bucles como el : WHILE, DO WHILE, FOR</text:p>
        <text:p text:style-name="P44"><text:soft-page-break/></text:p>
        <text:list xml:id="list163831234831099" text:continue-numbering="true" text:style-name="WWNum1">
          <text:list-item>
            <text:h text:style-name="P3" text:outline-level="1">¿Cuál<text:span text:style-name="T3"> </text:span>es<text:span text:style-name="T2"> </text:span>la<text:span text:style-name="T3"> </text:span>sintaxis<text:span text:style-name="T2"> </text:span>del<text:span text:style-name="T3"> </text:span>operador ternario<text:span text:style-name="T3"> </text:span>en<text:span text:style-name="T2"> </text:span>JavaScript?</text:h>
            <text:list>
              <text:list-item>
                <text:p text:style-name="P37"><text:span text:style-name="T11">if</text:span><text:span text:style-name="T12"> </text:span><text:span text:style-name="T11">(condición)</text:span><text:span text:style-name="T12"> </text:span><text:span text:style-name="T11">{valor</text:span><text:span text:style-name="T6"> </text:span><text:span text:style-name="T11">si</text:span><text:span text:style-name="T12"> </text:span><text:span text:style-name="T11">verdadero}</text:span><text:span text:style-name="T13"> </text:span><text:span text:style-name="T11">else</text:span><text:span text:style-name="T13"> </text:span><text:span text:style-name="T11">{valor</text:span><text:span text:style-name="T6"> </text:span><text:span text:style-name="T11">si</text:span><text:span text:style-name="T12"> </text:span><text:span text:style-name="T11">falso}</text:span></text:p>
              </text:list-item>
              <text:list-item>
                <text:p text:style-name="P24"><text:span text:style-name="T11">(condición)</text:span><text:span text:style-name="T13"> </text:span><text:span text:style-name="T11">? valor</text:span><text:span text:style-name="T6"> </text:span><text:span text:style-name="T11">si</text:span><text:span text:style-name="T6"> </text:span><text:span text:style-name="T11">verdadero</text:span><text:span text:style-name="T6"> </text:span><text:span text:style-name="T11">:</text:span><text:span text:style-name="T6"> </text:span><text:span text:style-name="T11">valor</text:span><text:span text:style-name="T13"> </text:span><text:span text:style-name="T11">si</text:span><text:span text:style-name="T6"> </text:span><text:span text:style-name="T11">falso</text:span></text:p>
              </text:list-item>
              <text:list-item>
                <text:p text:style-name="P20"><text:span text:style-name="T11">switch</text:span><text:span text:style-name="T8"> </text:span><text:span text:style-name="T11">(condición)</text:span><text:span text:style-name="T12"> </text:span><text:span text:style-name="T11">{case</text:span><text:span text:style-name="T6"> </text:span><text:span text:style-name="T11">valor1:</text:span><text:span text:style-name="T13"> </text:span><text:span text:style-name="T11">código;</text:span><text:span text:style-name="T12"> </text:span><text:span text:style-name="T11">break;</text:span><text:span text:style-name="T14"> </text:span><text:span text:style-name="T11">case</text:span><text:span text:style-name="T12"> </text:span><text:span text:style-name="T11">valor2:</text:span><text:span text:style-name="T13"> </text:span><text:span text:style-name="T11">código;</text:span><text:span text:style-name="T12"> </text:span><text:span text:style-name="T11">break;}</text:span></text:p>
              </text:list-item>
            </text:list>
          </text:list-item>
          <text:list-item>
            <text:h text:style-name="P4" text:outline-level="1">¿Cuál<text:span text:style-name="T3"> </text:span>es<text:span text:style-name="T20"> </text:span>la<text:span text:style-name="T3"> </text:span>sintaxis<text:span text:style-name="T20"> </text:span>básica<text:span text:style-name="T3"> </text:span>del<text:span text:style-name="T3"> </text:span>ciclo<text:span text:style-name="T3"> </text:span>for<text:span text:style-name="T1"> </text:span>en<text:span text:style-name="T20"> </text:span>JavaScript?</text:h>
            <text:list>
              <text:list-item>
                <text:p text:style-name="P37"><text:span text:style-name="T11">for</text:span><text:span text:style-name="T10"> </text:span><text:span text:style-name="T11">(inicialización;</text:span><text:span text:style-name="T10"> </text:span><text:span text:style-name="T11">condición;</text:span><text:span text:style-name="T15"> </text:span><text:span text:style-name="T11">incremento)</text:span><text:span text:style-name="T8"> </text:span><text:span text:style-name="T11">{código}</text:span></text:p>
              </text:list-item>
              <text:list-item>
                <text:p text:style-name="P24"><text:span text:style-name="T11">while</text:span><text:span text:style-name="T6"> </text:span><text:span text:style-name="T11">(condición)</text:span><text:span text:style-name="T12"> </text:span><text:span text:style-name="T11">{código}</text:span></text:p>
              </text:list-item>
              <text:list-item>
                <text:p text:style-name="P20"><text:span text:style-name="T11">do</text:span><text:span text:style-name="T8"> </text:span><text:span text:style-name="T11">{código}</text:span><text:span text:style-name="T12"> </text:span><text:span text:style-name="T11">while</text:span><text:span text:style-name="T6"> </text:span><text:span text:style-name="T11">(condición)</text:span></text:p>
              </text:list-item>
            </text:list>
          </text:list-item>
          <text:list-item>
            <text:h text:style-name="P5" text:outline-level="1">¿Cuál<text:span text:style-name="T3"> </text:span>es<text:span text:style-name="T20"> </text:span>la<text:span text:style-name="T1"> </text:span>sintaxis<text:span text:style-name="T20"> </text:span>básica<text:span text:style-name="T1"> </text:span>del<text:span text:style-name="T3"> </text:span>ciclo<text:span text:style-name="T3"> </text:span>while en<text:span text:style-name="T20"> </text:span>JavaScript?</text:h>
            <text:list>
              <text:list-item>
                <text:p text:style-name="P21"><text:span text:style-name="T11">for</text:span><text:span text:style-name="T10"> </text:span><text:span text:style-name="T11">(inicialización;</text:span><text:span text:style-name="T8"> </text:span><text:span text:style-name="T11">condición;</text:span><text:span text:style-name="T15"> </text:span><text:span text:style-name="T11">incremento)</text:span><text:span text:style-name="T8"> </text:span><text:span text:style-name="T11">{código}</text:span></text:p>
              </text:list-item>
              <text:list-item>
                <text:p text:style-name="P39"><text:span text:style-name="T11">while</text:span><text:span text:style-name="T6"> </text:span><text:span text:style-name="T11">(condición)</text:span><text:span text:style-name="T12"> </text:span><text:span text:style-name="T11">{código}</text:span></text:p>
              </text:list-item>
              <text:list-item>
                <text:p text:style-name="P21"><text:span text:style-name="T11">do</text:span><text:span text:style-name="T8"> </text:span><text:span text:style-name="T11">{código}</text:span><text:span text:style-name="T12"> </text:span><text:span text:style-name="T11">while</text:span><text:span text:style-name="T6"> </text:span><text:span text:style-name="T11">(condición)</text:span></text:p>
              </text:list-item>
            </text:list>
          </text:list-item>
          <text:list-item>
            <text:h text:style-name="P5" text:outline-level="1">¿Cuál<text:span text:style-name="T3"> </text:span>es<text:span text:style-name="T2"> </text:span>la<text:span text:style-name="T1"> </text:span>sintaxis<text:span text:style-name="T20"> </text:span>básica<text:span text:style-name="T1"> </text:span>del<text:span text:style-name="T1"> </text:span>ciclo<text:span text:style-name="T3"> </text:span>do-while en<text:span text:style-name="T2"> </text:span>JavaScript?</text:h>
            <text:list>
              <text:list-item>
                <text:p text:style-name="P22"><text:span text:style-name="T11">for</text:span><text:span text:style-name="T10"> </text:span><text:span text:style-name="T11">(inicialización;</text:span><text:span text:style-name="T8"> </text:span><text:span text:style-name="T11">condición;</text:span><text:span text:style-name="T15"> </text:span><text:span text:style-name="T11">incremento)</text:span><text:span text:style-name="T8"> </text:span><text:span text:style-name="T11">{código}</text:span></text:p>
              </text:list-item>
              <text:list-item>
                <text:p text:style-name="P25"><text:span text:style-name="T11">while</text:span><text:span text:style-name="T6"> </text:span><text:span text:style-name="T11">(condición)</text:span><text:span text:style-name="T12"> </text:span><text:span text:style-name="T11">{código}</text:span></text:p>
              </text:list-item>
              <text:list-item>
                <text:p text:style-name="P38"><text:span text:style-name="T11">do</text:span><text:span text:style-name="T8"> </text:span><text:span text:style-name="T11">{código}</text:span><text:span text:style-name="T12"> </text:span><text:span text:style-name="T11">while</text:span><text:span text:style-name="T6"> </text:span><text:span text:style-name="T11">(condición)</text:span></text:p>
              </text:list-item>
            </text:list>
          </text:list-item>
          <text:list-item>
            <text:h text:style-name="P5" text:outline-level="1">¿Cuál<text:span text:style-name="T3"> </text:span>es<text:span text:style-name="T2"> </text:span>la<text:span text:style-name="T1"> </text:span>sintaxis<text:span text:style-name="T2"> </text:span>básica<text:span text:style-name="T1"> </text:span>del<text:span text:style-name="T1"> </text:span>condicional<text:span text:style-name="T1"> </text:span>if-else<text:span text:style-name="T20"> </text:span>en<text:span text:style-name="T20"> </text:span>JavaScript?</text:h>
          </text:list-item>
        </text:list>
      </text:section>
      <text:list xml:id="list163831245639549" text:continue-numbering="true" text:style-name="WWNum1">
        <text:list-item>
          <text:list>
            <text:list-item>
              <text:p text:style-name="P23"><text:span text:style-name="T11">if</text:span><text:span text:style-name="T12"> </text:span><text:span text:style-name="T11">(condición)</text:span><text:span text:style-name="T6"> </text:span><text:span text:style-name="T11">{código</text:span><text:span text:style-name="T6"> </text:span><text:span text:style-name="T11">si</text:span><text:span text:style-name="T6"> </text:span><text:span text:style-name="T11">verdadero}</text:span></text:p>
            </text:list-item>
            <text:list-item>
              <text:p text:style-name="P40"><text:span text:style-name="T11">if</text:span><text:span text:style-name="T8"> </text:span><text:span text:style-name="T11">(condición)</text:span><text:span text:style-name="T12"> </text:span><text:span text:style-name="T11">{código</text:span><text:span text:style-name="T12"> </text:span><text:span text:style-name="T11">si</text:span><text:span text:style-name="T12"> </text:span><text:span text:style-name="T11">verdadero}</text:span><text:span text:style-name="T12"> </text:span><text:span text:style-name="T11">else</text:span><text:span text:style-name="T6"> </text:span><text:span text:style-name="T11">{código</text:span><text:span text:style-name="T8"> </text:span><text:span text:style-name="T11">si</text:span><text:span text:style-name="T12"> </text:span><text:span text:style-name="T11">falso}</text:span></text:p>
            </text:list-item>
            <text:list-item>
              <text:p text:style-name="P20"><text:span text:style-name="T11">switch</text:span><text:span text:style-name="T8"> </text:span><text:span text:style-name="T11">(condición)</text:span><text:span text:style-name="T12"> </text:span><text:span text:style-name="T11">{case</text:span><text:span text:style-name="T6"> </text:span><text:span text:style-name="T11">valor1:</text:span><text:span text:style-name="T13"> </text:span><text:span text:style-name="T11">código;</text:span><text:span text:style-name="T12"> </text:span><text:span text:style-name="T11">break;</text:span><text:span text:style-name="T14"> </text:span><text:span text:style-name="T11">case</text:span><text:span text:style-name="T12"> </text:span><text:span text:style-name="T11">valor2:</text:span><text:span text:style-name="T13"> </text:span><text:span text:style-name="T11">código;</text:span><text:span text:style-name="T12"> </text:span><text:span text:style-name="T11">break;}</text:span></text:p>
            </text:list-item>
          </text:list>
        </text:list-item>
        <text:list-item>
          <text:h text:style-name="P6" text:outline-level="1">¿Cuál<text:span text:style-name="T3"> </text:span>es<text:span text:style-name="T20"> </text:span>la<text:span text:style-name="T3"> </text:span>sintaxis<text:span text:style-name="T20"> </text:span>básica<text:span text:style-name="T3"> </text:span>del<text:span text:style-name="T1"> </text:span>condicional<text:span text:style-name="T3"> </text:span>switch<text:span text:style-name="T20"> </text:span>en<text:span text:style-name="T20"> </text:span>JavaScript?</text:h>
          <text:list>
            <text:list-item>
              <text:p text:style-name="P20"><text:span text:style-name="T11">if</text:span><text:span text:style-name="T12"> </text:span><text:span text:style-name="T11">(condición)</text:span><text:span text:style-name="T6"> </text:span><text:span text:style-name="T11">{código</text:span><text:span text:style-name="T6"> </text:span><text:span text:style-name="T11">si</text:span><text:span text:style-name="T6"> </text:span><text:span text:style-name="T11">verdadero}</text:span></text:p>
            </text:list-item>
            <text:list-item>
              <text:p text:style-name="P25"><text:span text:style-name="T11">if</text:span><text:span text:style-name="T8"> </text:span><text:span text:style-name="T11">(condición)</text:span><text:span text:style-name="T12"> </text:span><text:span text:style-name="T11">{código</text:span><text:span text:style-name="T12"> </text:span><text:span text:style-name="T11">si</text:span><text:span text:style-name="T12"> </text:span><text:span text:style-name="T11">verdadero}</text:span><text:span text:style-name="T12"> </text:span><text:span text:style-name="T11">else</text:span><text:span text:style-name="T6"> </text:span><text:span text:style-name="T11">{código</text:span><text:span text:style-name="T8"> </text:span><text:span text:style-name="T11">si</text:span><text:span text:style-name="T12"> </text:span><text:span text:style-name="T11">falso}</text:span></text:p>
            </text:list-item>
            <text:list-item>
              <text:p text:style-name="P38"><text:span text:style-name="T11">switch</text:span><text:span text:style-name="T8"> </text:span><text:span text:style-name="T11">(condición)</text:span><text:span text:style-name="T12"> </text:span><text:span text:style-name="T11">{case</text:span><text:span text:style-name="T6"> </text:span><text:span text:style-name="T11">valor1:</text:span><text:span text:style-name="T13"> </text:span><text:span text:style-name="T11">código;</text:span><text:span text:style-name="T12"> </text:span><text:span text:style-name="T11">break;</text:span><text:span text:style-name="T14"> </text:span><text:span text:style-name="T11">case</text:span><text:span text:style-name="T12"> </text:span><text:span text:style-name="T11">valor2:</text:span><text:span text:style-name="T13"> </text:span><text:span text:style-name="T11">código;</text:span><text:span text:style-name="T12"> </text:span><text:span text:style-name="T11">break;}</text:span></text:p>
            </text:list-item>
          </text:list>
        </text:list-item>
      </text:list>
      <text:h text:style-name="P7" text:outline-level="1"><text:soft-page-break/>Ejercicio<text:span text:style-name="T22"> </text:span>con<text:span text:style-name="T3"> </text:span>estructuras<text:span text:style-name="T2"> </text:span>de<text:span text:style-name="T21"> </text:span>control:</text:h>
      <text:list xml:id="list163832779807407" text:continue-numbering="true" text:style-name="WWNum1">
        <text:list-item>
          <text:p text:style-name="P26"><text:span text:style-name="T11">Escribir una función en JavaScript que tome como parámetro un número y devuelva</text:span><text:span text:style-name="T16"> </text:span><text:span text:style-name="T11">"Es</text:span><text:span text:style-name="T12"> </text:span><text:span text:style-name="T11">par"</text:span><text:span text:style-name="T17"> </text:span><text:span text:style-name="T11">si</text:span><text:span text:style-name="T10"> </text:span><text:span text:style-name="T11">el número</text:span><text:span text:style-name="T17"> </text:span><text:span text:style-name="T11">es</text:span><text:span text:style-name="T12"> </text:span><text:span text:style-name="T11">par y</text:span><text:span text:style-name="T10"> </text:span><text:span text:style-name="T11">"Es</text:span><text:span text:style-name="T12"> </text:span><text:span text:style-name="T11">impar"</text:span><text:span text:style-name="T12"> </text:span><text:span text:style-name="T11">si el número</text:span><text:span text:style-name="T10"> </text:span><text:span text:style-name="T11">es</text:span><text:span text:style-name="T12"> </text:span><text:span text:style-name="T11">impar.</text:span></text:p>
        </text:list-item>
      </text:list>
      <text:p text:style-name="P28"><text:span text:style-name="T11">let x = 3</text:span></text:p>
      <text:p text:style-name="P28"><text:span text:style-name="T11">function verificar(variable) {</text:span></text:p>
      <text:p text:style-name="P28"><text:span text:style-name="T11"><text:s text:c="4"/>if(variable%2 !=0){</text:span></text:p>
      <text:p text:style-name="P28"><text:span text:style-name="T11"><text:s text:c="8"/>return "El numero es impar"</text:span></text:p>
      <text:p text:style-name="P28"><text:span text:style-name="T11"><text:s text:c="4"/>}else{</text:span></text:p>
      <text:p text:style-name="P28"><text:span text:style-name="T11"><text:s text:c="8"/>return "El numero es par"</text:span></text:p>
      <text:p text:style-name="P28"><text:span text:style-name="T11"><text:s text:c="4"/>}</text:span></text:p>
      <text:p text:style-name="P28"><text:span text:style-name="T11">}</text:span></text:p>
      <text:p text:style-name="P28"><text:span text:style-name="T11">console.log(verificar(x));</text:span></text:p>
      <text:p text:style-name="P28"><text:span text:style-name="T11"/></text:p>
      <text:h text:style-name="P8" text:outline-level="1">Ejercicio<text:span text:style-name="T23"> </text:span>con<text:span text:style-name="T3"> </text:span>operador<text:span text:style-name="T24"> </text:span>ternario:</text:h>
      <text:list xml:id="list163831757324302" text:continue-numbering="true" text:style-name="WWNum1">
        <text:list-item>
          <text:p text:style-name="P30"><text:span text:style-name="T11">Escribir una función en JavaScript que tome como parámetro un número y devuelva</text:span><text:span text:style-name="T16"> </text:span><text:span text:style-name="T11">"Positivo" si el número es mayor que cero, "Negativo" si el número es menor que</text:span><text:span text:style-name="T17"> </text:span><text:span text:style-name="T11">cero</text:span><text:span text:style-name="T6"> </text:span><text:span text:style-name="T11">y "Cero"</text:span><text:span text:style-name="T17"> </text:span><text:span text:style-name="T11">si el número es</text:span><text:span text:style-name="T12"> </text:span><text:span text:style-name="T11">cero.</text:span></text:p>
        </text:list-item>
      </text:list>
      <text:p text:style-name="P32"><text:span text:style-name="T11">let numero = 8;</text:span></text:p>
      <text:p text:style-name="P32"><text:span text:style-name="T11">function verificar(variable) {</text:span></text:p>
      <text:p text:style-name="P32"><text:span text:style-name="T11"><text:s text:c="4"/>return (variable &gt; 0 ? "positivo" : variable &lt; 0 ? "Negativo" : "Cero" );</text:span></text:p>
      <text:p text:style-name="P32"><text:span text:style-name="T11">}</text:span></text:p>
      <text:p text:style-name="P32"><text:span text:style-name="T11">console.log(verificar(numero));</text:span></text:p>
      <text:p text:style-name="P32"><text:span text:style-name="T11"/></text:p>
      <text:p text:style-name="P32"><text:span text:style-name="T11"/></text:p>
      <text:p text:style-name="P32"><text:span text:style-name="T11"/></text:p>
      <text:list xml:id="list163831513407566" text:continue-numbering="true" text:style-name="WWNum1">
        <text:list-item>
          <text:p text:style-name="P27"><text:soft-page-break/><text:span text:style-name="T11">Escribir una función en JavaScript que tome como parámetro un número y muestre</text:span><text:span text:style-name="T17"> </text:span><text:span text:style-name="T11">por</text:span><text:span text:style-name="T6"> </text:span><text:span text:style-name="T11">consola</text:span><text:span text:style-name="T17"> </text:span><text:span text:style-name="T11">los</text:span><text:span text:style-name="T12"> </text:span><text:span text:style-name="T11">números</text:span><text:span text:style-name="T12"> </text:span><text:span text:style-name="T11">del 1 al</text:span><text:span text:style-name="T6"> </text:span><text:span text:style-name="T11">número</text:span><text:span text:style-name="T10"> </text:span><text:span text:style-name="T11">ingresado.</text:span></text:p>
        </text:list-item>
      </text:list>
      <text:p text:style-name="P29"><text:span text:style-name="T11"/></text:p>
      <text:p text:style-name="P29"><text:span text:style-name="T11">function contar(variable){</text:span></text:p>
      <text:p text:style-name="P29"><text:span text:style-name="T11"><text:s text:c="4"/>if (variable &gt; 0){</text:span></text:p>
      <text:p text:style-name="P29"><text:span text:style-name="T11"><text:s text:c="8"/>for (var i = 1; i &lt;= variable; i++){</text:span></text:p>
      <text:p text:style-name="P29"><text:span text:style-name="T11"><text:s text:c="12"/>console.log(i);</text:span></text:p>
      <text:p text:style-name="P29"><text:span text:style-name="T11"><text:s text:c="8"/>}</text:span></text:p>
      <text:p text:style-name="P29"><text:span text:style-name="T11"><text:s text:c="4"/>}else{</text:span></text:p>
      <text:p text:style-name="P29"><text:span text:style-name="T11"><text:s text:c="8"/>for (var i = 1; i &gt;= variable; i--){</text:span></text:p>
      <text:p text:style-name="P29"><text:span text:style-name="T11"><text:s text:c="8"/>console.log(i);</text:span></text:p>
      <text:p text:style-name="P29"><text:span text:style-name="T11"><text:s text:c="4"/>}</text:span></text:p>
      <text:p text:style-name="P29"><text:span text:style-name="T11">}</text:span></text:p>
      <text:p text:style-name="P29"><text:span text:style-name="T11">}</text:span></text:p>
      <text:p text:style-name="P29"><text:span text:style-name="T11">let variable = parseInt(prompt("por favor ingresar un numero"));</text:span></text:p>
      <text:p text:style-name="P29"><text:span text:style-name="T11">console.log(contar(variable));</text:span></text:p>
      <text:h text:style-name="P9" text:outline-level="1">Ejercicio<text:span text:style-name="T22"> </text:span>con<text:span text:style-name="T2"> </text:span>estructuras<text:span text:style-name="T2"> </text:span>de<text:span text:style-name="T21"> </text:span>control<text:span text:style-name="T1"> </text:span>y<text:span text:style-name="T1"> </text:span>repetitivas:</text:h>
      <text:list xml:id="list163833124360688" text:continue-numbering="true" text:style-name="WWNum1">
        <text:list-item>
          <text:p text:style-name="P31"><text:span text:style-name="T11">Escribir una función en JavaScript que tome como parámetro un número y muestre</text:span><text:span text:style-name="T17"> </text:span><text:span text:style-name="T11">por consola los números del 1 al número ingresado, pero si el número es múltiplo de</text:span><text:span text:style-name="T16"> </text:span><text:span text:style-name="T11">3</text:span><text:span text:style-name="T12"> </text:span><text:span text:style-name="T11">mostrar</text:span><text:span text:style-name="T13"> </text:span><text:span text:style-name="T11">"Fizz"</text:span><text:span text:style-name="T13"> </text:span><text:span text:style-name="T11">en</text:span><text:span text:style-name="T6"> </text:span><text:span text:style-name="T11">lugar</text:span><text:span text:style-name="T12"> </text:span><text:span text:style-name="T11">del</text:span><text:span text:style-name="T6"> </text:span><text:span text:style-name="T11">número</text:span><text:span text:style-name="T12"> </text:span><text:span text:style-name="T11">y</text:span><text:span text:style-name="T6"> </text:span><text:span text:style-name="T11">si</text:span><text:span text:style-name="T18"> </text:span><text:span text:style-name="T11">el</text:span><text:span text:style-name="T12"> </text:span><text:span text:style-name="T11">número</text:span><text:span text:style-name="T6"> </text:span><text:span text:style-name="T11">es</text:span><text:span text:style-name="T18"> </text:span><text:span text:style-name="T11">múltiplo</text:span><text:span text:style-name="T6"> </text:span><text:span text:style-name="T11">de 5</text:span><text:span text:style-name="T15"> </text:span><text:span text:style-name="T11">mostrar</text:span><text:span text:style-name="T13"> </text:span><text:span text:style-name="T11">"Buzz"</text:span><text:span text:style-name="T19"> </text:span><text:span text:style-name="T11">en</text:span><text:span text:style-name="T6"> </text:span><text:span text:style-name="T11">lugar del número.</text:span></text:p>
          <text:p text:style-name="P31"><text:span text:style-name="T11">function contar(variable){</text:span></text:p>
          <text:p text:style-name="P31"><text:span text:style-name="T11"><text:s text:c="4"/>if (variable &gt; 0 &amp;&amp; variable != 3 &amp;&amp; variable != 5){</text:span></text:p>
          <text:p text:style-name="P31"><text:span text:style-name="T11"><text:s text:c="8"/>for (var i = 1; i &lt;= variable; i++){</text:span></text:p>
          <text:p text:style-name="P31"><text:span text:style-name="T11"><text:s text:c="12"/>console.log(i);</text:span></text:p>
          <text:p text:style-name="P31"><text:span text:style-name="T11"><text:s text:c="8"/>}</text:span></text:p>
          <text:p text:style-name="P31"><text:span text:style-name="T11"><text:s text:c="4"/>}else if(variable &lt; 0 &amp;&amp; variable != 3 &amp;&amp; variable != 5){</text:span></text:p>
          <text:p text:style-name="P31"><text:span text:style-name="T11"><text:s text:c="8"/>for (var i = 1; i &gt;= variable; i--){</text:span></text:p>
          <text:p text:style-name="P31"><text:span text:style-name="T11"><text:s text:c="8"/>console.log(i);}</text:span></text:p>
          <text:p text:style-name="P31"><text:span text:style-name="T11"><text:s text:c="4"/>}else if(variable % 3 ===0){</text:span></text:p>
          <text:p text:style-name="P31"><text:soft-page-break/><text:span text:style-name="T11"><text:s text:c="8"/>console.log("Fizz");</text:span></text:p>
          <text:p text:style-name="P31"><text:span text:style-name="T11"><text:s text:c="4"/>}else if(variable %5 === 0){</text:span></text:p>
          <text:p text:style-name="P31"><text:span text:style-name="T11"><text:s text:c="8"/>console.log("Buzz");</text:span></text:p>
          <text:p text:style-name="P31"><text:span text:style-name="T11"><text:s text:c="4"/>}else{</text:span></text:p>
          <text:p text:style-name="P31"><text:span text:style-name="T11"><text:s text:c="8"/>console.log("Error");</text:span></text:p>
          <text:p text:style-name="P31"><text:span text:style-name="T11"><text:s text:c="4"/>}</text:span></text:p>
          <text:p text:style-name="P31"><text:span text:style-name="T11">}</text:span></text:p>
          <text:p text:style-name="P31"><text:span text:style-name="T11"/></text:p>
          <text:p text:style-name="P31"><text:span text:style-name="T11">let variable = parseInt(prompt("por favor ingresar un numero"));</text:span></text:p>
          <text:p text:style-name="P31"><text:span text:style-name="T11">console.log(contar(variable));</text:span></text:p>
        </text:list-item>
      </text:list>
      <text:p text:style-name="P33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1" fo:font-family="'Times New Roman'" style:font-family-generic="roman" style:font-pitch="variable" fo:language="es" fo:country="ES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863cm" fo:margin-right="0cm" fo:margin-top="0.318cm" fo:margin-bottom="0cm" style:contextual-spacing="false" fo:text-indent="-0.437cm" style:auto-text-indent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448cm" fo:margin-right="0cm" fo:margin-top="0.318cm" fo:margin-bottom="0cm" style:contextual-spacing="false" fo:text-indent="-0.637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1.448cm" fo:margin-right="0cm" fo:margin-top="0.318cm" fo:margin-bottom="0cm" style:contextual-spacing="false" fo:text-indent="-0.637cm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fo:language="es" fo:country="ES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12pt" fo:letter-spacing="normal" fo:language="es" fo:country="E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7cm" fo:margin-left="1.448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437cm" fo:margin-left="1.863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37cm" fo:margin-left="3.43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37cm" fo:margin-left="4.99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37cm" fo:margin-left="6.56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37cm" fo:margin-left="8.12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37cm" fo:margin-left="9.68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37cm" fo:margin-left="11.25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37cm" fo:margin-left="12.8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style:contextual-spacing="false" fo:line-height="5%" fo:text-indent="0cm" style:auto-text-indent="false"/>
      <style:text-properties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3.321cm" fo:margin-left="2.822cm" fo:margin-right="2.8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51cm" fo:margin-left="0cm" fo:margin-right="0cm" fo:margin-bottom="4.45cm" style:dynamic-spacing="true"/>
      </style:header-style>
      <style:footer-style>
        <style:header-footer-properties fo:min-height="0.347cm" fo:margin-left="0cm" fo:margin-right="0cm" fo:margin-top="0.2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4.551cm" fo:margin-bottom="3.669cm" fo:margin-left="2.822cm" fo:margin-right="2.8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0cm" fo:margin-bottom="3.321cm" fo:margin-left="2.822cm" fo:margin-right="2.822cm" style:writing-mode="lr-tb" style:layout-grid-color="#c0c0c0" style:layout-grid-lines="197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51cm" fo:margin-left="0cm" fo:margin-right="0cm" fo:margin-bottom="4.45cm" style:dynamic-spacing="true"/>
      </style:header-style>
      <style:footer-style>
        <style:header-footer-properties fo:min-height="0.347cm" fo:margin-left="0cm" fo:margin-right="0cm" fo:margin-top="0.2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0cm" svg:y="0cm" svg:width="21.59cm" svg:height="4.563cm" draw:z-index="4"><draw:image xlink:href="Pictures/10000001000005F100000142F4356A5ADDE485C0.png" xlink:type="simple" xlink:show="embed" xlink:actuate="onLoad" draw:mime-type="image/png"/></draw:frame></text:p>
      </style:header>
      <style:footer>
        <text:p text:style-name="MP1"><draw:frame draw:style-name="Mfr1" draw:name="image2.png" text:anchor-type="char" svg:x="0.028cm" svg:y="24.266cm" svg:width="21.562cm" svg:height="3.2cm" draw:z-index="9"><draw:image xlink:href="Pictures/10000001000005C8000000DC06D864DFCCD5779F.png" xlink:type="simple" xlink:show="embed" xlink:actuate="onLoad" draw:mime-type="image/png"/></draw:fram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frame draw:style-name="Mfr1" draw:name="Imagen1" text:anchor-type="char" svg:x="0cm" svg:y="0cm" svg:width="21.59cm" svg:height="4.563cm" draw:z-index="0"><draw:image xlink:href="Pictures/10000001000005F100000142F4356A5ADDE485C0.png" xlink:type="simple" xlink:show="embed" xlink:actuate="onLoad" draw:mime-type="image/png"/></draw:frame></text:p>
      </style:header>
      <style:footer>
        <text:p text:style-name="MP1"><draw:frame draw:style-name="Mfr1" draw:name="Imagen2" text:anchor-type="char" svg:x="0.028cm" svg:y="24.266cm" svg:width="21.562cm" svg:height="3.2cm" draw:z-index="0"><draw:image xlink:href="Pictures/10000001000005C8000000DC06D864DFCCD5779F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lentina Cárdenas Saavedra</meta:initial-creator>
    <meta:editing-cycles>4</meta:editing-cycles>
    <meta:creation-date>2023-04-14T19:33:00</meta:creation-date>
    <dc:date>2023-04-14T16:38:31.128056372</dc:date>
    <meta:editing-duration>PT10M36S</meta:editing-duration>
    <meta:generator>LibreOffice/7.3.7.2$Linux_X86_64 LibreOffice_project/30$Build-2</meta:generator>
    <meta:document-statistic meta:table-count="0" meta:image-count="4" meta:object-count="0" meta:page-count="5" meta:paragraph-count="108" meta:word-count="753" meta:character-count="4660" meta:non-whitespace-character-count="3833"/>
    <meta:user-defined meta:name="AppVersion">16.0000</meta:user-defined>
    <meta:user-defined meta:name="Created" meta:value-type="date">2023-03-22T00:00:00</meta:user-defined>
    <meta:user-defined meta:name="Creator">Microsoft® Word 2019</meta:user-defined>
    <meta:user-defined meta:name="LastSaved" meta:value-type="date">2023-04-14T00:00:00</meta:user-defined>
    <meta:template xlink:type="simple" xlink:actuate="onRequest" xlink:title="Normal" xlink:href=""/>
  </office:meta>
</office:document-meta>
</file>